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209446" officeooo:paragraph-rsid="00209446"/>
    </style:style>
    <style:style style:name="P2" style:family="paragraph" style:parent-style-name="Text_20_body" style:list-style-name="L1">
      <style:text-properties officeooo:paragraph-rsid="00224f6e"/>
    </style:style>
    <style:style style:name="P3" style:family="paragraph" style:parent-style-name="Text_20_body" style:list-style-name="L1">
      <style:text-properties officeooo:rsid="00224f6e" officeooo:paragraph-rsid="00224f6e"/>
    </style:style>
    <style:style style:name="P4" style:family="paragraph" style:parent-style-name="Text_20_body">
      <style:text-properties fo:font-style="italic" officeooo:rsid="00224f6e" officeooo:paragraph-rsid="00224f6e" style:font-style-asian="italic" style:font-style-complex="italic"/>
    </style:style>
    <style:style style:name="P5" style:family="paragraph" style:parent-style-name="Text_20_body">
      <style:text-properties fo:font-style="italic" officeooo:rsid="002284c4" officeooo:paragraph-rsid="002284c4" style:font-style-asian="italic" style:font-style-complex="italic"/>
    </style:style>
    <style:style style:name="P6" style:family="paragraph" style:parent-style-name="Text_20_body">
      <style:text-properties fo:font-style="italic" officeooo:rsid="002363d0" officeooo:paragraph-rsid="002363d0" style:font-style-asian="italic" style:font-style-complex="italic"/>
    </style:style>
    <style:style style:name="P7" style:family="paragraph" style:parent-style-name="Text_20_body">
      <style:text-properties fo:font-style="italic" officeooo:rsid="00245f0f" officeooo:paragraph-rsid="00245f0f" style:font-style-asian="italic" style:font-style-complex="italic"/>
    </style:style>
    <style:style style:name="P8" style:family="paragraph" style:parent-style-name="Text_20_body">
      <style:text-properties fo:font-style="italic" officeooo:rsid="00255b96" officeooo:paragraph-rsid="00255b96" style:font-style-asian="italic" style:font-style-complex="italic"/>
    </style:style>
    <style:style style:name="P9" style:family="paragraph" style:parent-style-name="Text_20_body">
      <style:text-properties fo:font-style="normal" officeooo:rsid="00224f6e" officeooo:paragraph-rsid="00224f6e" style:font-style-asian="normal" style:font-style-complex="normal"/>
    </style:style>
    <style:style style:name="P10" style:family="paragraph" style:parent-style-name="Text_20_body">
      <style:text-properties fo:font-style="normal" officeooo:rsid="002284c4" officeooo:paragraph-rsid="002284c4" style:font-style-asian="normal" style:font-style-complex="normal"/>
    </style:style>
    <style:style style:name="P11" style:family="paragraph" style:parent-style-name="Text_20_body">
      <style:text-properties fo:font-style="normal" officeooo:rsid="00245f0f" officeooo:paragraph-rsid="00245f0f" style:font-style-asian="normal" style:font-style-complex="normal"/>
    </style:style>
    <style:style style:name="P12" style:family="paragraph" style:parent-style-name="Text_20_body">
      <style:text-properties fo:font-style="normal" officeooo:rsid="00255b96" officeooo:paragraph-rsid="00255b96" style:font-style-asian="normal" style:font-style-complex="normal"/>
    </style:style>
    <style:style style:name="P13" style:family="paragraph" style:parent-style-name="Text_20_body">
      <style:text-properties officeooo:rsid="002284c4" officeooo:paragraph-rsid="002284c4"/>
    </style:style>
    <style:style style:name="P14" style:family="paragraph" style:parent-style-name="Text_20_body">
      <style:text-properties officeooo:paragraph-rsid="00245f0f"/>
    </style:style>
    <style:style style:name="P15" style:family="paragraph" style:parent-style-name="Text_20_body">
      <style:text-properties officeooo:rsid="0024a303" officeooo:paragraph-rsid="0024a303"/>
    </style:style>
    <style:style style:name="P16" style:family="paragraph" style:parent-style-name="Text_20_body">
      <style:text-properties officeooo:paragraph-rsid="0024a303"/>
    </style:style>
    <style:style style:name="P17" style:family="paragraph" style:parent-style-name="Text_20_body">
      <style:text-properties officeooo:rsid="00255b96" officeooo:paragraph-rsid="00255b96"/>
    </style:style>
    <style:style style:name="P18" style:family="paragraph" style:parent-style-name="Text_20_body">
      <style:text-properties officeooo:rsid="0026684a" officeooo:paragraph-rsid="0026684a"/>
    </style:style>
    <style:style style:name="P19" style:family="paragraph" style:parent-style-name="Heading_20_1">
      <style:text-properties officeooo:paragraph-rsid="00209446"/>
    </style:style>
    <style:style style:name="P20" style:family="paragraph" style:parent-style-name="Heading_20_1">
      <style:text-properties officeooo:rsid="0024a303" officeooo:paragraph-rsid="0024a303"/>
    </style:style>
    <style:style style:name="P21" style:family="paragraph" style:parent-style-name="Title">
      <style:text-properties officeooo:rsid="00209446" officeooo:paragraph-rsid="00209446"/>
    </style:style>
    <style:style style:name="P22" style:family="paragraph" style:parent-style-name="Subtitle">
      <style:text-properties officeooo:rsid="00209446" officeooo:paragraph-rsid="00209446"/>
    </style:style>
    <style:style style:name="P23" style:family="paragraph" style:parent-style-name="Subtitle">
      <style:text-properties fo:font-weight="bold" officeooo:rsid="00209446" officeooo:paragraph-rsid="00209446" style:font-weight-asian="bold" style:font-weight-complex="bold"/>
    </style:style>
    <style:style style:name="P2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5" style:family="paragraph" style:parent-style-name="Preformatted_20_Text">
      <style:text-properties fo:color="#000000" officeooo:rsid="00209446" officeooo:paragraph-rsid="00209446"/>
    </style:style>
    <style:style style:name="P26" style:family="paragraph" style:parent-style-name="Preformatted_20_Text">
      <style:text-properties fo:color="#000000" officeooo:paragraph-rsid="00224f6e"/>
    </style:style>
    <style:style style:name="P27" style:family="paragraph" style:parent-style-name="Preformatted_20_Text">
      <style:text-properties fo:color="#000000" officeooo:rsid="002284c4" officeooo:paragraph-rsid="002284c4"/>
    </style:style>
    <style:style style:name="P28" style:family="paragraph" style:parent-style-name="Preformatted_20_Text">
      <style:text-properties fo:color="#000000" fo:font-style="normal" officeooo:rsid="00245f0f" officeooo:paragraph-rsid="00245f0f" style:font-style-asian="normal" style:font-style-complex="normal"/>
    </style:style>
    <style:style style:name="P29" style:family="paragraph" style:parent-style-name="Preformatted_20_Text">
      <style:text-properties fo:color="#000000" fo:font-style="normal" officeooo:rsid="00255b96" officeooo:paragraph-rsid="00255b96" style:font-style-asian="normal" style:font-style-complex="normal"/>
    </style:style>
    <style:style style:name="P30" style:family="paragraph" style:parent-style-name="Preformatted_20_Text">
      <style:text-properties fo:color="#000000" officeooo:rsid="0024a303" officeooo:paragraph-rsid="0024a303"/>
    </style:style>
    <style:style style:name="P3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24a303"/>
    </style:style>
    <style:style style:name="P32" style:family="paragraph" style:parent-style-name="Preformatted_20_Text">
      <style:text-properties fo:color="#000000" officeooo:rsid="00255b96" officeooo:paragraph-rsid="00255b96"/>
    </style:style>
    <style:style style:name="P33" style:family="paragraph" style:parent-style-name="Preformatted_20_Text">
      <style:text-properties fo:color="#000000" fo:font-style="italic" officeooo:rsid="00255b96" officeooo:paragraph-rsid="00255b96" style:font-style-asian="italic" style:font-style-complex="italic"/>
    </style:style>
    <style:style style:name="P3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080"/>
    </style:style>
    <style:style style:name="P35" style:family="paragraph" style:parent-style-name="Preformatted_20_Text">
      <loext:graphic-properties draw:fill="solid" draw:fill-color="#ffffff" draw:opacity="100%"/>
      <style:paragraph-properties fo:background-color="#ffffff"/>
    </style:style>
    <style:style style:name="P3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0080"/>
    </style:style>
    <style:style style:name="P3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24a303"/>
    </style:style>
    <style:style style:name="P38" style:family="paragraph" style:parent-style-name="Heading_20_2">
      <style:text-properties officeooo:rsid="0026684a" officeooo:paragraph-rsid="0026684a"/>
    </style:style>
    <style:style style:name="T1" style:family="text">
      <style:text-properties officeooo:rsid="00209446"/>
    </style:style>
    <style:style style:name="T2" style:family="text">
      <style:text-properties style:font-name="Verdana"/>
    </style:style>
    <style:style style:name="T3" style:family="text">
      <style:text-properties style:font-name="Verdana" fo:font-size="9pt"/>
    </style:style>
    <style:style style:name="T4" style:family="text">
      <style:text-properties style:font-name="Verdana" fo:font-size="9pt" officeooo:rsid="0024a303"/>
    </style:style>
    <style:style style:name="T5" style:family="text">
      <style:text-properties fo:color="#800000" fo:font-weight="bold"/>
    </style:style>
    <style:style style:name="T6" style:family="text">
      <style:text-properties fo:color="#800080"/>
    </style:style>
    <style:style style:name="T7" style:family="text">
      <style:text-properties fo:color="#bb7977"/>
    </style:style>
    <style:style style:name="T8" style:family="text">
      <style:text-properties fo:color="#bb7977" fo:font-weight="bold"/>
    </style:style>
    <style:style style:name="T9" style:family="text">
      <style:text-properties fo:color="#808030"/>
    </style:style>
    <style:style style:name="T10" style:family="text">
      <style:text-properties fo:color="#808030" fo:font-weight="bold"/>
    </style:style>
    <style:style style:name="T11" style:family="text">
      <style:text-properties fo:color="#808030" officeooo:rsid="00255b96"/>
    </style:style>
    <style:style style:name="T12" style:family="text">
      <style:text-properties fo:color="#008c00"/>
    </style:style>
    <style:style style:name="T13" style:family="text">
      <style:text-properties fo:color="#0000e6"/>
    </style:style>
    <style:style style:name="T14" style:family="text">
      <style:text-properties officeooo:rsid="00245f0f"/>
    </style:style>
    <style:style style:name="T15" style:family="text">
      <style:text-properties fo:font-style="italic" officeooo:rsid="0024a303" style:font-style-asian="italic" style:font-style-complex="italic"/>
    </style:style>
    <style:style style:name="T16" style:family="text">
      <style:text-properties fo:color="#000000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Teroria Współbieżności</text:p>
      <text:p text:style-name="P22">Laboratoium 3</text:p>
      <text:p text:style-name="P23">Andrzej Ratajczak</text:p>
      <text:h text:style-name="P19" text:outline-level="1"><text:span text:style-name="T1">1. </text:span><text:span text:style-name="T2">Problem ograniczonego bufora (producentów-konsumentów)</text:span></text:h>
      <text:list xml:id="list2092122066" text:style-name="L1">
        <text:list-item>
          <text:p text:style-name="P1">wait() / notify() / nKonsumentów = nProducentów = 1</text:p>
        </text:list-item>
      </text:list>
      <text:p text:style-name="P25"><text:span text:style-name="T5">class</text:span> Producer <text:span text:style-name="T5">extends</text:span> Thread <text:span text:style-name="T6">{</text:span></text:p>
      <text:p text:style-name="P24"><text:s text:c="4"/><text:span text:style-name="T5">private</text:span> <text:span text:style-name="T8">Buffer</text:span> _buf<text:span text:style-name="T6">;</text:span></text:p>
      <text:p text:style-name="P35"/>
      <text:p text:style-name="P24"><text:s text:c="4"/><text:span text:style-name="T5">public</text:span> Producer<text:span text:style-name="T9">(</text:span><text:span text:style-name="T8">Buffer</text:span> buf<text:span text:style-name="T9">)</text:span> <text:span text:style-name="T6">{</text:span></text:p>
      <text:p text:style-name="P24"><text:s text:c="8"/>_buf <text:span text:style-name="T9">=</text:span> buf<text:span text:style-name="T6">;</text:span></text:p>
      <text:p text:style-name="P24"><text:s text:c="4"/><text:span text:style-name="T6">}</text:span></text:p>
      <text:p text:style-name="P35"/>
      <text:p text:style-name="P24"><text:s text:c="4"/><text:span text:style-name="T5">public</text:span> <text:span text:style-name="T7">void</text:span> run<text:span text:style-name="T9">()</text:span> <text:span text:style-name="T6">{</text:span></text:p>
      <text:p text:style-name="P24"><text:s text:c="8"/><text:span text:style-name="T5">for</text:span> <text:span text:style-name="T9">(</text:span><text:span text:style-name="T7">int</text:span> i <text:span text:style-name="T9">=</text:span> <text:span text:style-name="T12">0</text:span><text:span text:style-name="T6">;</text:span> i <text:span text:style-name="T9">&lt;</text:span> <text:span text:style-name="T12">100</text:span><text:span text:style-name="T6">;</text:span> <text:span text:style-name="T9">++</text:span>i<text:span text:style-name="T9">)</text:span> <text:span text:style-name="T6">{</text:span></text:p>
      <text:p text:style-name="P24"><text:s text:c="12"/>_buf<text:span text:style-name="T9">.</text:span>put<text:span text:style-name="T9">(</text:span>i<text:span text:style-name="T9">)</text:span><text:span text:style-name="T6">;</text:span></text:p>
      <text:p text:style-name="P24"><text:s text:c="8"/><text:span text:style-name="T6">}</text:span></text:p>
      <text:p text:style-name="P24"><text:s text:c="4"/><text:span text:style-name="T6">}</text:span></text:p>
      <text:p text:style-name="P34">}</text:p>
      <text:p text:style-name="P35"/>
      <text:p text:style-name="P24"><text:span text:style-name="T5">class</text:span> Consumer <text:span text:style-name="T5">extends</text:span> Thread <text:span text:style-name="T6">{</text:span></text:p>
      <text:p text:style-name="P24"><text:s text:c="4"/><text:span text:style-name="T5">private</text:span> <text:span text:style-name="T8">Buffer</text:span> _buf<text:span text:style-name="T6">;</text:span></text:p>
      <text:p text:style-name="P35"/>
      <text:p text:style-name="P24"><text:s text:c="4"/><text:span text:style-name="T5">public</text:span> Consumer<text:span text:style-name="T9">(</text:span><text:span text:style-name="T8">Buffer</text:span> buf<text:span text:style-name="T9">)</text:span> <text:span text:style-name="T6">{</text:span></text:p>
      <text:p text:style-name="P24"><text:s text:c="8"/>_buf <text:span text:style-name="T9">=</text:span> buf<text:span text:style-name="T6">;</text:span></text:p>
      <text:p text:style-name="P24"><text:s text:c="4"/><text:span text:style-name="T6">}</text:span></text:p>
      <text:p text:style-name="P35"/>
      <text:p text:style-name="P24"><text:s text:c="4"/><text:span text:style-name="T5">public</text:span> <text:span text:style-name="T7">void</text:span> run<text:span text:style-name="T9">()</text:span> <text:span text:style-name="T6">{</text:span></text:p>
      <text:p text:style-name="P24"><text:s text:c="8"/><text:span text:style-name="T5">for</text:span> <text:span text:style-name="T9">(</text:span><text:span text:style-name="T7">int</text:span> i <text:span text:style-name="T9">=</text:span> <text:span text:style-name="T12">0</text:span><text:span text:style-name="T6">;</text:span> i <text:span text:style-name="T9">&lt;</text:span> <text:span text:style-name="T12">100</text:span><text:span text:style-name="T6">;</text:span> <text:span text:style-name="T9">++</text:span>i<text:span text:style-name="T9">)</text:span> <text:span text:style-name="T6">{</text:span></text:p>
      <text:p text:style-name="P24"><text:s text:c="12"/><text:span text:style-name="T8">System</text:span><text:span text:style-name="T9">.</text:span>out<text:span text:style-name="T9">.</text:span>println<text:span text:style-name="T9">(</text:span>_buf<text:span text:style-name="T9">.</text:span>get<text:span text:style-name="T9">())</text:span><text:span text:style-name="T6">;</text:span></text:p>
      <text:p text:style-name="P24"><text:s text:c="8"/><text:span text:style-name="T6">}</text:span></text:p>
      <text:p text:style-name="P24"><text:s text:c="4"/><text:span text:style-name="T6">}</text:span></text:p>
      <text:p text:style-name="P34">}</text:p>
      <text:p text:style-name="P35"/>
      <text:p text:style-name="P24"><text:span text:style-name="T5">class</text:span> Buffer <text:span text:style-name="T6">{</text:span></text:p>
      <text:p text:style-name="P35"/>
      <text:p text:style-name="P24"><text:s text:c="4"/><text:span text:style-name="T5">private</text:span> <text:span text:style-name="T7">int</text:span> _size<text:span text:style-name="T6">;</text:span></text:p>
      <text:p text:style-name="P24"><text:s text:c="4"/><text:span text:style-name="T5">private</text:span> <text:span text:style-name="T7">int</text:span> iterator <text:span text:style-name="T9">=</text:span> <text:span text:style-name="T9">-</text:span><text:span text:style-name="T12">1</text:span><text:span text:style-name="T6">;</text:span></text:p>
      <text:p text:style-name="P24"><text:s text:c="4"/><text:span text:style-name="T5">private</text:span> <text:span text:style-name="T7">int</text:span><text:span text:style-name="T9">[]</text:span> buffer<text:span text:style-name="T6">;</text:span></text:p>
      <text:p text:style-name="P35"/>
      <text:p text:style-name="P24"><text:s text:c="4"/><text:span text:style-name="T5">public</text:span> <text:span text:style-name="T8">Buffer</text:span><text:span text:style-name="T9">(</text:span><text:span text:style-name="T7">int</text:span> size<text:span text:style-name="T9">)</text:span> <text:span text:style-name="T6">{</text:span></text:p>
      <text:p text:style-name="P24"><text:s text:c="8"/>_size <text:span text:style-name="T9">=</text:span> size<text:span text:style-name="T6">;</text:span></text:p>
      <text:p text:style-name="P24"><text:s text:c="8"/>buffer <text:span text:style-name="T9">=</text:span> <text:span text:style-name="T5">new</text:span> <text:span text:style-name="T7">int</text:span><text:span text:style-name="T9">[</text:span>size<text:span text:style-name="T9">]</text:span><text:span text:style-name="T6">;</text:span></text:p>
      <text:p text:style-name="P24"><text:s text:c="4"/><text:span text:style-name="T6">}</text:span></text:p>
      <text:p text:style-name="P35"/>
      <text:p text:style-name="P24"><text:s text:c="4"/><text:span text:style-name="T5">private</text:span> <text:span text:style-name="T7">boolean</text:span> canPut<text:span text:style-name="T9">()</text:span> <text:span text:style-name="T6">{</text:span></text:p>
      <text:p text:style-name="P24"><text:s text:c="8"/><text:span text:style-name="T5">return</text:span> iterator <text:span text:style-name="T9">+</text:span> <text:span text:style-name="T12">1</text:span> <text:span text:style-name="T9">&lt;</text:span> _size<text:span text:style-name="T6">;</text:span></text:p>
      <text:p text:style-name="P24"><text:s text:c="4"/><text:span text:style-name="T6">}</text:span></text:p>
      <text:p text:style-name="P35"/>
      <text:p text:style-name="P35"/>
      <text:p text:style-name="P35"/>
      <text:p text:style-name="P35"/>
      <text:p text:style-name="P35"/>
      <text:p text:style-name="P24"><text:soft-page-break/><text:s text:c="4"/><text:span text:style-name="T5">public</text:span> <text:span text:style-name="T5">synchronized</text:span> <text:span text:style-name="T7">void</text:span> put<text:span text:style-name="T9">(</text:span><text:span text:style-name="T7">int</text:span> i<text:span text:style-name="T9">)</text:span> <text:span text:style-name="T6">{</text:span></text:p>
      <text:p text:style-name="P24"><text:s text:c="8"/><text:span text:style-name="T5">while</text:span> <text:span text:style-name="T9">(!</text:span>canPut<text:span text:style-name="T9">())</text:span> <text:span text:style-name="T6">{</text:span></text:p>
      <text:p text:style-name="P24"><text:s text:c="12"/><text:span text:style-name="T5">try</text:span> <text:span text:style-name="T6">{</text:span></text:p>
      <text:p text:style-name="P24"><text:s text:c="16"/>wait<text:span text:style-name="T9">()</text:span><text:span text:style-name="T6">;</text:span></text:p>
      <text:p text:style-name="P24"><text:s text:c="12"/><text:span text:style-name="T6">}</text:span> <text:span text:style-name="T5">catch</text:span> <text:span text:style-name="T9">(</text:span><text:span text:style-name="T8">InterruptedException</text:span> e<text:span text:style-name="T9">)</text:span> <text:span text:style-name="T6">{</text:span></text:p>
      <text:p text:style-name="P24"><text:s text:c="16"/><text:span text:style-name="T8">System</text:span><text:span text:style-name="T9">.</text:span>out<text:span text:style-name="T9">.</text:span>println<text:span text:style-name="T9">(</text:span><text:span text:style-name="T13">"Ooops, something went wrong "</text:span> <text:span text:style-name="T9">+</text:span> <text:tab/><text:tab/><text:tab/><text:tab/><text:tab/><text:tab/><text:tab/><text:tab/>e<text:span text:style-name="T9">.</text:span>getMessage<text:span text:style-name="T9">())</text:span><text:span text:style-name="T6">;</text:span></text:p>
      <text:p text:style-name="P24"><text:s text:c="12"/><text:span text:style-name="T6">}</text:span></text:p>
      <text:p text:style-name="P24"><text:s text:c="8"/><text:span text:style-name="T6">}</text:span></text:p>
      <text:p text:style-name="P24"><text:s text:c="8"/>iterator<text:span text:style-name="T9">++</text:span><text:span text:style-name="T6">;</text:span></text:p>
      <text:p text:style-name="P24"><text:s text:c="8"/>buffer<text:span text:style-name="T9">[</text:span>iterator<text:span text:style-name="T9">]</text:span> <text:span text:style-name="T9">=</text:span> i<text:span text:style-name="T6">;</text:span></text:p>
      <text:p text:style-name="P24"><text:s text:c="8"/>notify<text:span text:style-name="T9">()</text:span><text:span text:style-name="T6">;</text:span></text:p>
      <text:p text:style-name="P24"><text:s text:c="4"/><text:span text:style-name="T6">}</text:span></text:p>
      <text:p text:style-name="P35"/>
      <text:p text:style-name="P24"><text:s text:c="4"/><text:span text:style-name="T5">private</text:span> <text:span text:style-name="T7">boolean</text:span> canGet<text:span text:style-name="T9">()</text:span> <text:span text:style-name="T6">{</text:span></text:p>
      <text:p text:style-name="P24"><text:s text:c="8"/><text:span text:style-name="T5">return</text:span> iterator <text:span text:style-name="T9">&gt;=</text:span> <text:span text:style-name="T12">0</text:span><text:span text:style-name="T6">;</text:span></text:p>
      <text:p text:style-name="P24"><text:s text:c="4"/><text:span text:style-name="T6">}</text:span></text:p>
      <text:p text:style-name="P35"/>
      <text:p text:style-name="P24"><text:s text:c="4"/><text:span text:style-name="T5">public</text:span> <text:span text:style-name="T5">synchronized</text:span> <text:span text:style-name="T7">int</text:span> get<text:span text:style-name="T9">()</text:span> <text:span text:style-name="T6">{</text:span></text:p>
      <text:p text:style-name="P24"><text:s text:c="8"/><text:span text:style-name="T5">while</text:span> <text:span text:style-name="T9">(!</text:span>canGet<text:span text:style-name="T9">())</text:span> <text:span text:style-name="T6">{</text:span></text:p>
      <text:p text:style-name="P24"><text:s text:c="12"/><text:span text:style-name="T5">try</text:span> <text:span text:style-name="T6">{</text:span></text:p>
      <text:p text:style-name="P24"><text:s text:c="16"/>wait<text:span text:style-name="T9">()</text:span><text:span text:style-name="T6">;</text:span></text:p>
      <text:p text:style-name="P24"><text:s text:c="12"/><text:span text:style-name="T6">}</text:span> <text:span text:style-name="T5">catch</text:span> <text:span text:style-name="T9">(</text:span><text:span text:style-name="T8">InterruptedException</text:span> e<text:span text:style-name="T9">)</text:span> <text:span text:style-name="T6">{</text:span></text:p>
      <text:p text:style-name="P24"><text:s text:c="16"/><text:span text:style-name="T8">System</text:span><text:span text:style-name="T9">.</text:span>out<text:span text:style-name="T9">.</text:span>println<text:span text:style-name="T9">(</text:span><text:span text:style-name="T13">"Ooops, something went wrong "</text:span> <text:span text:style-name="T9">+</text:span> <text:tab/><text:tab/><text:tab/><text:tab/><text:tab/><text:tab/><text:tab/><text:tab/>e<text:span text:style-name="T9">.</text:span>getMessage<text:span text:style-name="T9">())</text:span><text:span text:style-name="T6">;</text:span></text:p>
      <text:p text:style-name="P24"><text:s text:c="12"/><text:span text:style-name="T6">}</text:span></text:p>
      <text:p text:style-name="P24"><text:s text:c="8"/><text:span text:style-name="T6">}</text:span></text:p>
      <text:p text:style-name="P24"><text:s text:c="8"/><text:span text:style-name="T7">int</text:span> k <text:span text:style-name="T9">=</text:span> buffer<text:span text:style-name="T9">[</text:span>iterator<text:span text:style-name="T9">]</text:span><text:span text:style-name="T6">;</text:span></text:p>
      <text:p text:style-name="P24"><text:s text:c="8"/>iterator<text:span text:style-name="T9">--</text:span><text:span text:style-name="T6">;</text:span></text:p>
      <text:p text:style-name="P24"><text:s text:c="8"/>notify<text:span text:style-name="T9">()</text:span><text:span text:style-name="T6">;</text:span></text:p>
      <text:p text:style-name="P24"><text:s text:c="8"/><text:span text:style-name="T5">return</text:span> k<text:span text:style-name="T6">;</text:span></text:p>
      <text:p text:style-name="P24"><text:s text:c="4"/><text:span text:style-name="T6">}</text:span></text:p>
      <text:p text:style-name="P34">}</text:p>
      <text:p text:style-name="P35"/>
      <text:p text:style-name="P24"><text:span text:style-name="T5">public</text:span> <text:span text:style-name="T5">class</text:span> Main <text:span text:style-name="T6">{</text:span></text:p>
      <text:p text:style-name="P24"><text:s text:c="4"/><text:span text:style-name="T5">public</text:span> <text:span text:style-name="T5">static</text:span> <text:span text:style-name="T7">void</text:span> main<text:span text:style-name="T9">(</text:span><text:span text:style-name="T8">String</text:span><text:span text:style-name="T9">[]</text:span> args<text:span text:style-name="T9">)</text:span> <text:span text:style-name="T6">{</text:span></text:p>
      <text:p text:style-name="P35"/>
      <text:p text:style-name="P24"><text:s text:c="8"/><text:span text:style-name="T8">Buffer</text:span> buffer <text:span text:style-name="T9">=</text:span> <text:span text:style-name="T5">new</text:span> <text:span text:style-name="T8">Buffer</text:span><text:span text:style-name="T9">(</text:span><text:span text:style-name="T12">4</text:span><text:span text:style-name="T9">)</text:span><text:span text:style-name="T6">;</text:span></text:p>
      <text:p text:style-name="P35"/>
      <text:p text:style-name="P24"><text:s text:c="8"/>Producer producer <text:span text:style-name="T9">=</text:span> <text:span text:style-name="T5">new</text:span> Producer<text:span text:style-name="T9">(</text:span>buffer<text:span text:style-name="T9">)</text:span><text:span text:style-name="T6">;</text:span></text:p>
      <text:p text:style-name="P24"><text:s text:c="8"/>Consumer consumer <text:span text:style-name="T9">=</text:span> <text:span text:style-name="T5">new</text:span> Consumer<text:span text:style-name="T9">(</text:span>buffer<text:span text:style-name="T9">)</text:span><text:span text:style-name="T6">;</text:span></text:p>
      <text:p text:style-name="P35"/>
      <text:p text:style-name="P24"><text:s text:c="8"/>producer<text:span text:style-name="T9">.</text:span>start<text:span text:style-name="T9">()</text:span><text:span text:style-name="T6">;</text:span></text:p>
      <text:p text:style-name="P24"><text:s text:c="8"/>consumer<text:span text:style-name="T9">.</text:span>start<text:span text:style-name="T9">()</text:span><text:span text:style-name="T6">;</text:span></text:p>
      <text:p text:style-name="P35"/>
      <text:p text:style-name="P24"><text:s text:c="8"/><text:span text:style-name="T5">try</text:span> <text:span text:style-name="T6">{</text:span></text:p>
      <text:p text:style-name="P24"><text:s text:c="12"/>producer<text:span text:style-name="T9">.</text:span>join<text:span text:style-name="T9">()</text:span><text:span text:style-name="T6">;</text:span></text:p>
      <text:p text:style-name="P24"><text:s text:c="12"/>consumer<text:span text:style-name="T9">.</text:span>join<text:span text:style-name="T9">()</text:span><text:span text:style-name="T6">;</text:span></text:p>
      <text:p text:style-name="P24"><text:s text:c="8"/><text:span text:style-name="T6">}</text:span> <text:span text:style-name="T5">catch</text:span> <text:span text:style-name="T9">(</text:span><text:span text:style-name="T8">InterruptedException</text:span> e<text:span text:style-name="T9">)</text:span> <text:span text:style-name="T6">{</text:span></text:p>
      <text:p text:style-name="P24"><text:s text:c="12"/><text:span text:style-name="T8">System</text:span><text:span text:style-name="T9">.</text:span>out<text:span text:style-name="T9">.</text:span>println<text:span text:style-name="T9">(</text:span><text:span text:style-name="T13">"Ooops, something went wrong "</text:span> <text:span text:style-name="T9">+</text:span> e<text:span text:style-name="T9">.</text:span>getMessage<text:span text:style-name="T9">())</text:span><text:span text:style-name="T6">;</text:span></text:p>
      <text:p text:style-name="P24"><text:s text:c="8"/><text:span text:style-name="T6">}</text:span></text:p>
      <text:p text:style-name="P24"><text:s text:c="4"/><text:span text:style-name="T6">}</text:span></text:p>
      <text:p text:style-name="P36">}</text:p>
      <text:p text:style-name="P4">Kod źródłowy 1. Impelementacja zadanego problemu przy użyciu systemowych mechanizmów.</text:p>
      <text:p text:style-name="P9">Efekt nie jest przypadkowy i łatwy do przewidzenia. Każdy wątek produkuje/konsumuje do/z ograniczonego bufora. Systemowy monitor pilnuje tak aby tylko jeden wątek mógł naraz operować na buforze.</text:p>
      <text:p text:style-name="P9"/>
      <text:list xml:id="list151238500741367" text:continue-numbering="true" text:style-name="L1">
        <text:list-item>
          <text:p text:style-name="P2"><text:soft-page-break/><text:span text:style-name="T1">wait() / notify() / nKonsumentów &gt; 1 </text:span>∧<text:span text:style-name="T1"> nProducentów &gt; 1</text:span></text:p>
        </text:list-item>
      </text:list>
      <text:p text:style-name="P26"><text:span text:style-name="T5">public</text:span> <text:span text:style-name="T5">class</text:span> Main <text:span text:style-name="T6">{</text:span></text:p>
      <text:p text:style-name="P24"><text:s text:c="4"/><text:span text:style-name="T5">public</text:span> <text:span text:style-name="T5">static</text:span> <text:span text:style-name="T7">void</text:span> main<text:span text:style-name="T9">(</text:span><text:span text:style-name="T8">String</text:span><text:span text:style-name="T9">[]</text:span> args<text:span text:style-name="T9">)</text:span> <text:span text:style-name="T6">{</text:span></text:p>
      <text:p text:style-name="P35"/>
      <text:p text:style-name="P24"><text:s text:c="8"/><text:span text:style-name="T8">Buffer</text:span> buffer <text:span text:style-name="T9">=</text:span> <text:span text:style-name="T5">new</text:span> <text:span text:style-name="T8">Buffer</text:span><text:span text:style-name="T9">(</text:span><text:span text:style-name="T12">4</text:span><text:span text:style-name="T9">)</text:span><text:span text:style-name="T6">;</text:span></text:p>
      <text:p text:style-name="P35"/>
      <text:p text:style-name="P35"/>
      <text:p text:style-name="P35"/>
      <text:p text:style-name="P24"><text:s text:c="8"/><text:span text:style-name="T7">int</text:span> pSize <text:span text:style-name="T9">=</text:span> <text:span text:style-name="T12">4</text:span><text:span text:style-name="T6">;</text:span></text:p>
      <text:p text:style-name="P24"><text:s text:c="8"/><text:span text:style-name="T7">int</text:span> cSize <text:span text:style-name="T9">=</text:span> <text:span text:style-name="T12">4</text:span><text:span text:style-name="T6">;</text:span></text:p>
      <text:p text:style-name="P35"/>
      <text:p text:style-name="P24"><text:s text:c="8"/>Producer<text:span text:style-name="T9">[]</text:span> producer <text:span text:style-name="T9">=</text:span> <text:span text:style-name="T5">new</text:span> Producer<text:span text:style-name="T9">[</text:span>pSize<text:span text:style-name="T9">]</text:span><text:span text:style-name="T6">;</text:span></text:p>
      <text:p text:style-name="P24"><text:s text:c="8"/>Consumer<text:span text:style-name="T9">[]</text:span> consumer <text:span text:style-name="T9">=</text:span> <text:span text:style-name="T5">new</text:span> Consumer<text:span text:style-name="T9">[</text:span>cSize<text:span text:style-name="T9">]</text:span><text:span text:style-name="T6">;</text:span></text:p>
      <text:p text:style-name="P35"/>
      <text:p text:style-name="P24"><text:s text:c="8"/><text:span text:style-name="T5">for</text:span><text:span text:style-name="T9">(</text:span><text:span text:style-name="T7">int</text:span> i <text:span text:style-name="T9">=</text:span> <text:span text:style-name="T12">0</text:span><text:span text:style-name="T6">;</text:span> i <text:span text:style-name="T9">&lt;</text:span> pSize<text:span text:style-name="T6">;</text:span> i<text:span text:style-name="T9">++)</text:span> <text:span text:style-name="T6">{</text:span></text:p>
      <text:p text:style-name="P24"><text:s text:c="12"/>producer<text:span text:style-name="T9">[</text:span>i<text:span text:style-name="T9">]</text:span> <text:span text:style-name="T9">=</text:span> <text:span text:style-name="T5">new</text:span> Producer<text:span text:style-name="T9">(</text:span>buffer<text:span text:style-name="T9">)</text:span><text:span text:style-name="T6">;</text:span></text:p>
      <text:p text:style-name="P24"><text:s text:c="12"/>producer<text:span text:style-name="T9">[</text:span>i<text:span text:style-name="T9">].</text:span>start<text:span text:style-name="T9">()</text:span><text:span text:style-name="T6">;</text:span></text:p>
      <text:p text:style-name="P24"><text:s text:c="8"/><text:span text:style-name="T6">}</text:span></text:p>
      <text:p text:style-name="P35"/>
      <text:p text:style-name="P24"><text:s text:c="8"/><text:span text:style-name="T5">for</text:span><text:span text:style-name="T9">(</text:span><text:span text:style-name="T7">int</text:span> i <text:span text:style-name="T9">=</text:span> <text:span text:style-name="T12">0</text:span><text:span text:style-name="T6">;</text:span> i <text:span text:style-name="T9">&lt;</text:span> cSize<text:span text:style-name="T6">;</text:span> i<text:span text:style-name="T9">++)</text:span> <text:span text:style-name="T6">{</text:span></text:p>
      <text:p text:style-name="P24"><text:s text:c="12"/>consumer<text:span text:style-name="T9">[</text:span>i<text:span text:style-name="T9">]</text:span> <text:span text:style-name="T9">=</text:span> <text:span text:style-name="T5">new</text:span> Consumer<text:span text:style-name="T9">(</text:span>buffer<text:span text:style-name="T9">)</text:span><text:span text:style-name="T6">;</text:span></text:p>
      <text:p text:style-name="P24"><text:s text:c="12"/>consumer<text:span text:style-name="T9">[</text:span>i<text:span text:style-name="T9">].</text:span>start<text:span text:style-name="T9">()</text:span><text:span text:style-name="T6">;</text:span></text:p>
      <text:p text:style-name="P24"><text:s text:c="8"/><text:span text:style-name="T6">}</text:span></text:p>
      <text:p text:style-name="P35"/>
      <text:p text:style-name="P24"><text:s text:c="8"/><text:span text:style-name="T5">try</text:span> <text:span text:style-name="T6">{</text:span></text:p>
      <text:p text:style-name="P24"><text:s text:c="12"/><text:span text:style-name="T5">for</text:span><text:span text:style-name="T9">(</text:span><text:span text:style-name="T7">int</text:span> i <text:span text:style-name="T9">=</text:span> <text:span text:style-name="T12">0</text:span><text:span text:style-name="T6">;</text:span> i <text:span text:style-name="T9">&lt;</text:span> pSize<text:span text:style-name="T6">;</text:span> i<text:span text:style-name="T9">++)</text:span> <text:span text:style-name="T6">{</text:span></text:p>
      <text:p text:style-name="P24"><text:s text:c="16"/>producer<text:span text:style-name="T9">[</text:span>i<text:span text:style-name="T9">].</text:span>join<text:span text:style-name="T9">()</text:span><text:span text:style-name="T6">;</text:span></text:p>
      <text:p text:style-name="P24"><text:s text:c="12"/><text:span text:style-name="T6">}</text:span></text:p>
      <text:p text:style-name="P35"/>
      <text:p text:style-name="P24"><text:s text:c="12"/><text:span text:style-name="T5">for</text:span><text:span text:style-name="T9">(</text:span><text:span text:style-name="T7">int</text:span> i <text:span text:style-name="T9">=</text:span> <text:span text:style-name="T12">0</text:span><text:span text:style-name="T6">;</text:span> i <text:span text:style-name="T9">&lt;</text:span> cSize<text:span text:style-name="T6">;</text:span> i<text:span text:style-name="T9">++)</text:span> <text:span text:style-name="T6">{</text:span></text:p>
      <text:p text:style-name="P24"><text:s text:c="16"/>consumer<text:span text:style-name="T9">[</text:span>i<text:span text:style-name="T9">].</text:span>join<text:span text:style-name="T9">()</text:span><text:span text:style-name="T6">;</text:span></text:p>
      <text:p text:style-name="P24"><text:s text:c="12"/><text:span text:style-name="T6">}</text:span></text:p>
      <text:p text:style-name="P24"><text:s text:c="8"/><text:span text:style-name="T6">}</text:span> <text:span text:style-name="T5">catch</text:span><text:span text:style-name="T9">(</text:span><text:span text:style-name="T8">InterruptedException</text:span> e<text:span text:style-name="T9">)</text:span> <text:span text:style-name="T6">{</text:span></text:p>
      <text:p text:style-name="P24"><text:s text:c="12"/><text:span text:style-name="T8">System</text:span><text:span text:style-name="T9">.</text:span>out<text:span text:style-name="T9">.</text:span>println<text:span text:style-name="T9">(</text:span><text:span text:style-name="T13">"Ooops, something went wrong "</text:span> <text:span text:style-name="T9">+</text:span> e<text:span text:style-name="T9">.</text:span>getMessage<text:span text:style-name="T9">())</text:span><text:span text:style-name="T6">;</text:span></text:p>
      <text:p text:style-name="P24"><text:s text:c="8"/><text:span text:style-name="T6">}</text:span></text:p>
      <text:p text:style-name="P35"/>
      <text:p text:style-name="P24"><text:s text:c="4"/><text:span text:style-name="T6">}</text:span></text:p>
      <text:p text:style-name="P36">}</text:p>
      <text:p text:style-name="P5">Kod źródłowy 2. Zmiany w kodzie źródłowym 1, tak aby zrealizować wymagania zadania.</text:p>
      <text:p text:style-name="P10">Powyższy kod pozwala stworzyć większą liczbę wątków produkujących i konsumujących. Program dla takiej samej wartości nProducentów = nKonsumwntów zachowuje się bardzo podobnie do zadania z pkt a), jednakże jeżeli stworzymy różną ilość wątków dochodzi do zakleszczenia powodem jest implementacja działania wątków producentów/konsumentów: zostały zafixowane na wykonanie swoich akcji 100 razy, zanim się poprawnie zakończą. Jeżeli jest więcej konsumentów, to zabraknie producentów, którzy by wpisali coś do bufora i konsumerzy będą oczekiwali na zapłenienie bufora, z kolei kiedy brakuje konsumentów, może nastąpić do zapełnienia bufora (przy założeniu że bufor &lt; (nProducentów – nKonsumentów)*100), producenci nie będą mieli gdzie wpisać wartościu które zamieżają wyprodukować.</text:p>
      <text:list xml:id="list151238542629408" text:continue-numbering="true" text:style-name="L1">
        <text:list-item>
          <text:p text:style-name="P2"><text:span text:style-name="T1">wait() / notify() / sleep</text:span></text:p>
        </text:list-item>
      </text:list>
      <text:p text:style-name="P13">Do konsumenta dodałem instrukcję sleep(1000) po odebraniu wartości z bufora. Zaowocowało to tym, że bufor praktycznie zawsze był zapełniony, i efektywnie używano tylko jednej komórki bufora. Z kolei kiedy intrukcję sleep() użyłem w przypadku producenta, praktycznie nigdy nie udało się producentowi wpisać więcej jak jednej wartości do bufora, zanim ta by została <text:soft-page-break/>skonsumowana. Żeby był sens używać bufora należy zagwarantować podobny czas działania wątków konsumentów i producentów.</text:p>
      <text:list xml:id="list151238853138271" text:continue-numbering="true" text:style-name="L1">
        <text:list-item>
          <text:p text:style-name="P3">P() / V() / <text:span text:style-name="T1">nKonsumentów = nProducentów = 1</text:span></text:p>
        </text:list-item>
      </text:list>
      <text:p text:style-name="P13">Do implementacji zadania wykorzystam semafor z poprzedniego laboratorium.</text:p>
      <text:p text:style-name="P27"><text:span text:style-name="T5">class</text:span> Semafor <text:span text:style-name="T6">{</text:span></text:p>
      <text:p text:style-name="P24"><text:s text:c="4"/><text:span text:style-name="T5">private</text:span> <text:span text:style-name="T7">boolean</text:span> _stan <text:span text:style-name="T9">=</text:span> <text:span text:style-name="T5">true</text:span><text:span text:style-name="T6">;</text:span></text:p>
      <text:p text:style-name="P24"><text:s text:c="4"/><text:span text:style-name="T5">private</text:span> <text:span text:style-name="T7">int</text:span> _czeka <text:span text:style-name="T9">=</text:span> <text:span text:style-name="T12">0</text:span><text:span text:style-name="T6">;</text:span></text:p>
      <text:p text:style-name="P35"/>
      <text:p text:style-name="P24"><text:s text:c="4"/><text:span text:style-name="T5">public</text:span> Semafor<text:span text:style-name="T9">(</text:span><text:span text:style-name="T7">boolean</text:span> stan<text:span text:style-name="T9">)</text:span> <text:span text:style-name="T6">{</text:span></text:p>
      <text:p text:style-name="P24"><text:s text:c="8"/>_stan <text:span text:style-name="T9">=</text:span> stan<text:span text:style-name="T6">;</text:span></text:p>
      <text:p text:style-name="P24"><text:s text:c="4"/><text:span text:style-name="T6">}</text:span></text:p>
      <text:p text:style-name="P35"/>
      <text:p text:style-name="P24"><text:s text:c="4"/><text:span text:style-name="T5">public</text:span> <text:span text:style-name="T5">synchronized</text:span> <text:span text:style-name="T7">void</text:span> P<text:span text:style-name="T9">()</text:span> <text:span text:style-name="T6">{</text:span></text:p>
      <text:p text:style-name="P24"><text:s text:c="8"/>_czeka<text:span text:style-name="T9">++</text:span><text:span text:style-name="T6">;</text:span></text:p>
      <text:p text:style-name="P24"><text:s text:c="8"/><text:span text:style-name="T5">while</text:span><text:span text:style-name="T9">(</text:span>_stan <text:span text:style-name="T9">==</text:span> <text:span text:style-name="T5">false</text:span><text:span text:style-name="T9">)</text:span> <text:span text:style-name="T6">{</text:span></text:p>
      <text:p text:style-name="P24"><text:s text:c="12"/><text:span text:style-name="T5">try</text:span><text:span text:style-name="T6">{</text:span></text:p>
      <text:p text:style-name="P24"><text:s text:c="16"/><text:span text:style-name="T5">this</text:span><text:span text:style-name="T9">.</text:span>wait<text:span text:style-name="T9">()</text:span><text:span text:style-name="T6">;</text:span></text:p>
      <text:p text:style-name="P24"><text:s text:c="12"/><text:span text:style-name="T6">}</text:span> <text:span text:style-name="T5">catch</text:span><text:span text:style-name="T9">(</text:span><text:span text:style-name="T8">InterruptedException</text:span> e<text:span text:style-name="T9">)</text:span> <text:span text:style-name="T6">{</text:span></text:p>
      <text:p text:style-name="P24"><text:s text:c="16"/><text:span text:style-name="T8">System</text:span><text:span text:style-name="T9">.</text:span>out<text:span text:style-name="T9">.</text:span>println<text:span text:style-name="T9">(</text:span><text:span text:style-name="T13">"Ooops, something went wrong "</text:span> <text:span text:style-name="T9">+</text:span> <text:tab/><text:tab/><text:tab/><text:tab/><text:tab/><text:tab/><text:tab/><text:tab/>e<text:span text:style-name="T9">.</text:span>getMessage<text:span text:style-name="T9">())</text:span><text:span text:style-name="T6">;</text:span></text:p>
      <text:p text:style-name="P24"><text:s text:c="12"/><text:span text:style-name="T6">}</text:span></text:p>
      <text:p text:style-name="P24"><text:s text:c="8"/><text:span text:style-name="T6">}</text:span></text:p>
      <text:p text:style-name="P24"><text:s text:c="8"/>_czeka<text:span text:style-name="T9">--</text:span><text:span text:style-name="T6">;</text:span></text:p>
      <text:p text:style-name="P24"><text:s text:c="8"/>_stan <text:span text:style-name="T9">=</text:span> <text:span text:style-name="T5">false</text:span><text:span text:style-name="T6">;</text:span></text:p>
      <text:p text:style-name="P24"><text:s text:c="4"/><text:span text:style-name="T6">}</text:span></text:p>
      <text:p text:style-name="P35"/>
      <text:p text:style-name="P24"><text:s text:c="4"/><text:span text:style-name="T5">public</text:span> <text:span text:style-name="T5">synchronized</text:span> <text:span text:style-name="T7">void</text:span> V<text:span text:style-name="T9">()</text:span> <text:span text:style-name="T6">{</text:span></text:p>
      <text:p text:style-name="P24"><text:s text:c="8"/><text:span text:style-name="T5">if</text:span><text:span text:style-name="T9">(</text:span>_czeka <text:span text:style-name="T9">&gt;</text:span> <text:span text:style-name="T12">0</text:span><text:span text:style-name="T9">)</text:span> <text:span text:style-name="T6">{</text:span></text:p>
      <text:p text:style-name="P24"><text:s text:c="12"/><text:span text:style-name="T5">this</text:span><text:span text:style-name="T9">.</text:span>notify<text:span text:style-name="T9">()</text:span><text:span text:style-name="T6">;</text:span></text:p>
      <text:p text:style-name="P24"><text:s text:c="8"/><text:span text:style-name="T6">}</text:span></text:p>
      <text:p text:style-name="P24"><text:s text:c="8"/>_stan <text:span text:style-name="T9">=</text:span> <text:span text:style-name="T5">true</text:span><text:span text:style-name="T6">;</text:span></text:p>
      <text:p text:style-name="P24"><text:s text:c="4"/><text:span text:style-name="T6">}</text:span></text:p>
      <text:p text:style-name="P36">}</text:p>
      <text:p text:style-name="P6">Kod źródłowy 3. Implementacja semafora binarnego.</text:p>
      <text:p text:style-name="P11">Następnie zamieniam mechanizm monitora systemowego na własną implementację semafora.</text:p>
      <text:p text:style-name="P28"><text:span text:style-name="T5">class</text:span> Buffer <text:span text:style-name="T6">{</text:span></text:p>
      <text:p text:style-name="P35"/>
      <text:p text:style-name="P24"><text:s text:c="4"/><text:span text:style-name="T5">private</text:span> <text:span text:style-name="T7">int</text:span> _size<text:span text:style-name="T6">;</text:span></text:p>
      <text:p text:style-name="P24"><text:s text:c="4"/><text:span text:style-name="T5">private</text:span> <text:span text:style-name="T7">int</text:span> iterator <text:span text:style-name="T9">=</text:span> <text:span text:style-name="T9">-</text:span><text:span text:style-name="T12">1</text:span><text:span text:style-name="T6">;</text:span></text:p>
      <text:p text:style-name="P24"><text:s text:c="4"/><text:span text:style-name="T5">private</text:span> <text:span text:style-name="T7">int</text:span><text:span text:style-name="T9">[]</text:span> buffer<text:span text:style-name="T6">;</text:span></text:p>
      <text:p text:style-name="P24"><text:s text:c="4"/>Semafor semafor <text:span text:style-name="T9">=</text:span> <text:span text:style-name="T5">new</text:span> Semafor<text:span text:style-name="T9">(</text:span><text:span text:style-name="T5">true</text:span><text:span text:style-name="T9">)</text:span><text:span text:style-name="T6">;</text:span></text:p>
      <text:p text:style-name="P35"/>
      <text:p text:style-name="P24"><text:s text:c="4"/><text:span text:style-name="T5">public</text:span> <text:span text:style-name="T8">Buffer</text:span><text:span text:style-name="T9">(</text:span><text:span text:style-name="T7">int</text:span> size<text:span text:style-name="T9">)</text:span> <text:span text:style-name="T6">{</text:span></text:p>
      <text:p text:style-name="P24"><text:s text:c="8"/>_size <text:span text:style-name="T9">=</text:span> size<text:span text:style-name="T6">;</text:span></text:p>
      <text:p text:style-name="P24"><text:s text:c="8"/>buffer <text:span text:style-name="T9">=</text:span> <text:span text:style-name="T5">new</text:span> <text:span text:style-name="T7">int</text:span><text:span text:style-name="T9">[</text:span>size<text:span text:style-name="T9">]</text:span><text:span text:style-name="T6">;</text:span></text:p>
      <text:p text:style-name="P24"><text:s text:c="4"/><text:span text:style-name="T6">}</text:span></text:p>
      <text:p text:style-name="P35"/>
      <text:p text:style-name="P24"><text:s text:c="4"/><text:span text:style-name="T5">private</text:span> <text:span text:style-name="T7">boolean</text:span> canPut<text:span text:style-name="T9">()</text:span> <text:span text:style-name="T6">{</text:span></text:p>
      <text:p text:style-name="P24"><text:s text:c="8"/><text:span text:style-name="T5">return</text:span> iterator <text:span text:style-name="T9">+</text:span> <text:span text:style-name="T12">1</text:span> <text:span text:style-name="T9">&lt;</text:span> _size<text:span text:style-name="T6">;</text:span></text:p>
      <text:p text:style-name="P24"><text:s text:c="4"/><text:span text:style-name="T6">}</text:span></text:p>
      <text:p text:style-name="P35"/>
      <text:p text:style-name="P24"><text:s text:c="4"/><text:span text:style-name="T5">public</text:span> <text:span text:style-name="T7">void</text:span> put<text:span text:style-name="T9">(</text:span><text:span text:style-name="T7">int</text:span> i<text:span text:style-name="T9">)</text:span> <text:span text:style-name="T6">{</text:span></text:p>
      <text:p text:style-name="P24"><text:s text:c="8"/>semafor<text:span text:style-name="T9">.</text:span>P<text:span text:style-name="T9">()</text:span><text:span text:style-name="T6">;</text:span></text:p>
      <text:p text:style-name="P24"><text:s text:c="8"/><text:span text:style-name="T5">while</text:span> <text:span text:style-name="T9">(!</text:span>canPut<text:span text:style-name="T9">())</text:span> <text:span text:style-name="T6">{</text:span></text:p>
      <text:p text:style-name="P24"><text:s text:c="12"/>semafor<text:span text:style-name="T9">.</text:span>V<text:span text:style-name="T9">()</text:span><text:span text:style-name="T6">;</text:span></text:p>
      <text:p text:style-name="P24"><text:s text:c="12"/>semafor<text:span text:style-name="T9">.</text:span>P<text:span text:style-name="T9">()</text:span><text:span text:style-name="T6">;</text:span></text:p>
      <text:p text:style-name="P24"><text:s text:c="8"/><text:span text:style-name="T6">}</text:span></text:p>
      <text:p text:style-name="P24"><text:soft-page-break/><text:s text:c="8"/>iterator<text:span text:style-name="T9">++</text:span><text:span text:style-name="T6">;</text:span></text:p>
      <text:p text:style-name="P24"><text:s text:c="8"/>buffer<text:span text:style-name="T9">[</text:span>iterator<text:span text:style-name="T9">]</text:span> <text:span text:style-name="T9">=</text:span> i<text:span text:style-name="T6">;</text:span></text:p>
      <text:p text:style-name="P24"><text:s text:c="8"/>semafor<text:span text:style-name="T9">.</text:span>V<text:span text:style-name="T9">()</text:span><text:span text:style-name="T6">;</text:span></text:p>
      <text:p text:style-name="P24"><text:s text:c="4"/><text:span text:style-name="T6">}</text:span></text:p>
      <text:p text:style-name="P35"/>
      <text:p text:style-name="P24"><text:s text:c="4"/><text:span text:style-name="T5">private</text:span> <text:span text:style-name="T7">boolean</text:span> canGet<text:span text:style-name="T9">()</text:span> <text:span text:style-name="T6">{</text:span></text:p>
      <text:p text:style-name="P24"><text:s text:c="8"/><text:span text:style-name="T5">return</text:span> iterator <text:span text:style-name="T9">&gt;=</text:span> <text:span text:style-name="T12">0</text:span><text:span text:style-name="T6">;</text:span></text:p>
      <text:p text:style-name="P24"><text:s text:c="4"/><text:span text:style-name="T6">}</text:span></text:p>
      <text:p text:style-name="P35"/>
      <text:p text:style-name="P24"><text:s text:c="4"/><text:span text:style-name="T5">public</text:span> <text:span text:style-name="T7">int</text:span> get<text:span text:style-name="T9">()</text:span> <text:span text:style-name="T6">{</text:span></text:p>
      <text:p text:style-name="P24"><text:s text:c="8"/>semafor<text:span text:style-name="T9">.</text:span>P<text:span text:style-name="T9">()</text:span><text:span text:style-name="T6">;</text:span></text:p>
      <text:p text:style-name="P24"><text:s text:c="8"/><text:span text:style-name="T5">while</text:span> <text:span text:style-name="T9">(!</text:span>canGet<text:span text:style-name="T9">())</text:span> <text:span text:style-name="T6">{</text:span></text:p>
      <text:p text:style-name="P24"><text:s text:c="12"/>semafor<text:span text:style-name="T9">.</text:span>V<text:span text:style-name="T9">()</text:span><text:span text:style-name="T6">;</text:span></text:p>
      <text:p text:style-name="P24"><text:s text:c="12"/>semafor<text:span text:style-name="T9">.</text:span>P<text:span text:style-name="T9">()</text:span><text:span text:style-name="T6">;</text:span></text:p>
      <text:p text:style-name="P24"><text:s text:c="8"/><text:span text:style-name="T6">}</text:span></text:p>
      <text:p text:style-name="P24"><text:s text:c="8"/><text:span text:style-name="T7">int</text:span> res <text:span text:style-name="T9">=</text:span> buffer<text:span text:style-name="T9">[</text:span>iterator<text:span text:style-name="T9">]</text:span><text:span text:style-name="T6">;</text:span></text:p>
      <text:p text:style-name="P24"><text:s text:c="8"/>iterator<text:span text:style-name="T9">--</text:span><text:span text:style-name="T6">;</text:span></text:p>
      <text:p text:style-name="P24"><text:s text:c="8"/>semafor<text:span text:style-name="T9">.</text:span>V<text:span text:style-name="T9">()</text:span><text:span text:style-name="T6">;</text:span></text:p>
      <text:p text:style-name="P24"><text:s text:c="8"/><text:span text:style-name="T5">return</text:span> res<text:span text:style-name="T6">;</text:span></text:p>
      <text:p text:style-name="P24"><text:s text:c="4"/><text:span text:style-name="T6">}</text:span></text:p>
      <text:p text:style-name="P36">}</text:p>
      <text:p text:style-name="P7">Kod źródłowy 4. Klasa bufora z sekcjami krytycznymi zabezpieczonymi semaforem.</text:p>
      <text:p text:style-name="P11">Rezultat taki sam jak dla programu używającego bloku synchronized</text:p>
      <text:list xml:id="list151237987157389" text:continue-numbering="true" text:style-name="L1">
        <text:list-item>
          <text:p text:style-name="P3">P<text:span text:style-name="T1">() / </text:span>V<text:span text:style-name="T1">() / nKonsumentów &gt; 1 </text:span>∧<text:span text:style-name="T1"> nProducentów &gt; 1</text:span></text:p>
        </text:list-item>
      </text:list>
      <text:p text:style-name="P14"><text:span text:style-name="T14">Powyższy problem to połączenie zadania b) oraz d). Rezultat działania i wnioski są takie same jak w zadaniu b)</text:span></text:p>
      <text:h text:style-name="P20" text:outline-level="1">2. Przetwarzanie potokowe z buforem</text:h>
      <text:p text:style-name="P16"><text:span text:style-name="T3">Zaimplementowa</text:span><text:span text:style-name="T4">ć</text:span> <text:span text:style-name="T3">rozwi</text:span><text:span text:style-name="T4">ą</text:span><text:span text:style-name="T3">zanie przetwarzania potokowego (Przyk</text:span><text:span text:style-name="T4">ł</text:span><text:span text:style-name="T3">adowe zalozenia: bufor rozmiaru 100, 1 producent, 1 konsument, 5 uszeregowanych proces</text:span><text:span text:style-name="T4">ó</text:span><text:span text:style-name="T3">w przetwarzaj</text:span><text:span text:style-name="T4">ą</text:span><text:span text:style-name="T3">cych.)</text:span></text:p>
      <text:p text:style-name="P15">Do implementacji powyższego problemu potrzebuję specjalnej struktury bufora, która będzie posiadała sekcję krytyczną na każdej komórce.</text:p>
      <text:p text:style-name="P30"><text:span text:style-name="T5">class</text:span> BufferCell <text:span text:style-name="T6">{</text:span></text:p>
      <text:p text:style-name="P24"><text:s text:c="4"/><text:span text:style-name="T5">private</text:span> <text:span text:style-name="T7">int</text:span> payload<text:span text:style-name="T6">;</text:span></text:p>
      <text:p text:style-name="P35"><text:span text:style-name="T16"><text:s text:c="4"/></text:span><text:span text:style-name="T5">private</text:span><text:span text:style-name="T16"> </text:span><text:span text:style-name="T7">int</text:span><text:span text:style-name="T16"> expectedPriority </text:span><text:span text:style-name="T9">=</text:span><text:span text:style-name="T16"> </text:span><text:span text:style-name="T12">0</text:span><text:span text:style-name="T6">;</text:span></text:p>
      <text:p text:style-name="P31"><text:s text:c="4"/><text:span text:style-name="T5">public</text:span> <text:span text:style-name="T5">synchronized</text:span> <text:span text:style-name="T7">void</text:span> operateOn<text:span text:style-name="T9">(</text:span></text:p>
      <text:p text:style-name="P31"><text:span text:style-name="T9"><text:tab/><text:tab/><text:tab/></text:span><text:span text:style-name="T7">int</text:span> streamPriority<text:span text:style-name="T9">,</text:span> Function<text:span text:style-name="T9">&lt;</text:span><text:span text:style-name="T8">Integer</text:span><text:span text:style-name="T10">, </text:span><text:span text:style-name="T8">Integer</text:span><text:span text:style-name="T9">&gt;</text:span> func<text:span text:style-name="T9">)</text:span> <text:span text:style-name="T6">{</text:span></text:p>
      <text:p text:style-name="P24"><text:s text:c="8"/><text:span text:style-name="T5">while</text:span> <text:span text:style-name="T9">(</text:span>streamPriority <text:span text:style-name="T9">!=</text:span> expectedPriority<text:span text:style-name="T9">)</text:span> <text:span text:style-name="T6">{</text:span></text:p>
      <text:p text:style-name="P24"><text:s text:c="12"/><text:span text:style-name="T5">try</text:span> <text:span text:style-name="T6">{</text:span></text:p>
      <text:p text:style-name="P24"><text:s text:c="16"/>wait<text:span text:style-name="T9">()</text:span><text:span text:style-name="T6">;</text:span></text:p>
      <text:p text:style-name="P24"><text:s text:c="12"/><text:span text:style-name="T6">}</text:span> <text:span text:style-name="T5">catch</text:span> <text:span text:style-name="T9">(</text:span><text:span text:style-name="T8">InterruptedException</text:span> e<text:span text:style-name="T9">)</text:span> <text:span text:style-name="T6">{</text:span></text:p>
      <text:p text:style-name="P24"><text:s text:c="16"/><text:span text:style-name="T8">System</text:span><text:span text:style-name="T9">.</text:span>out<text:span text:style-name="T9">.</text:span>println<text:span text:style-name="T9">(</text:span><text:span text:style-name="T13">"Ooops, something went wrong "</text:span> <text:span text:style-name="T9">+</text:span> <text:tab/><text:tab/><text:tab/><text:tab/><text:tab/><text:tab/><text:tab/><text:tab/>e<text:span text:style-name="T9">.</text:span>getMessage<text:span text:style-name="T9">())</text:span><text:span text:style-name="T6">;</text:span></text:p>
      <text:p text:style-name="P24"><text:s text:c="12"/><text:span text:style-name="T6">}</text:span></text:p>
      <text:p text:style-name="P24"><text:s text:c="8"/><text:span text:style-name="T6">}</text:span></text:p>
      <text:p text:style-name="P24"><text:s text:c="8"/>payload <text:span text:style-name="T9">=</text:span> func<text:span text:style-name="T9">.</text:span>apply<text:span text:style-name="T9">(</text:span>payload<text:span text:style-name="T9">)</text:span><text:span text:style-name="T6">;</text:span></text:p>
      <text:p text:style-name="P24"><text:s text:c="8"/>expectedPriority<text:span text:style-name="T9">++</text:span><text:span text:style-name="T6">;</text:span></text:p>
      <text:p text:style-name="P24"><text:s text:c="8"/>notifyAll<text:span text:style-name="T9">()</text:span><text:span text:style-name="T6">;</text:span></text:p>
      <text:p text:style-name="P24"><text:s text:c="4"/><text:span text:style-name="T6">}</text:span></text:p>
      <text:p text:style-name="P37"><text:span text:style-name="T6">}</text:span></text:p>
      <text:p text:style-name="P37"><text:span text:style-name="T15">Kod źródłowy 5. Kod komórki bufora, która przechowuje dane, udostępnia API pozwalające zmienić stan komórki, kotnroluje priorytet procesu który powinien przetwarzać komórkę.</text:span></text:p>
      <text:p text:style-name="P17"><text:soft-page-break/>Teraz przygotowuję klasę bufora która będzie zarządzała naszymi komórkami.</text:p>
      <text:p text:style-name="P32"><text:span text:style-name="T5">class</text:span> Buffer <text:span text:style-name="T6">{</text:span></text:p>
      <text:p text:style-name="P35"/>
      <text:p text:style-name="P24"><text:s text:c="4"/><text:span text:style-name="T5">private</text:span> <text:span text:style-name="T7">int</text:span> _size<text:span text:style-name="T6">;</text:span></text:p>
      <text:p text:style-name="P24"><text:s text:c="4"/>BufferCell<text:span text:style-name="T9">[]</text:span> bufferCells<text:span text:style-name="T6">;</text:span></text:p>
      <text:p text:style-name="P24"><text:s text:c="4"/><text:span text:style-name="T5">public</text:span> <text:span text:style-name="T8">Buffer</text:span><text:span text:style-name="T9">(</text:span><text:span text:style-name="T7">int</text:span> size<text:span text:style-name="T9">)</text:span> <text:span text:style-name="T6">{</text:span></text:p>
      <text:p text:style-name="P24"><text:s text:c="8"/>_size <text:span text:style-name="T9">=</text:span> size<text:span text:style-name="T6">;</text:span></text:p>
      <text:p text:style-name="P24"><text:s text:c="8"/>bufferCells <text:span text:style-name="T9">=</text:span> <text:span text:style-name="T5">new</text:span> BufferCell<text:span text:style-name="T9">[</text:span>size<text:span text:style-name="T9">]</text:span><text:span text:style-name="T6">;</text:span></text:p>
      <text:p text:style-name="P24"><text:s text:c="8"/><text:span text:style-name="T5">for</text:span><text:span text:style-name="T9">(</text:span><text:span text:style-name="T7">int</text:span> i <text:span text:style-name="T9">=</text:span> <text:span text:style-name="T12">0</text:span><text:span text:style-name="T6">;</text:span> i <text:span text:style-name="T9">&lt;</text:span> size<text:span text:style-name="T6">;</text:span> i<text:span text:style-name="T9">++)</text:span> <text:span text:style-name="T6">{</text:span></text:p>
      <text:p text:style-name="P24"><text:s text:c="12"/>bufferCells<text:span text:style-name="T9">[</text:span>i<text:span text:style-name="T9">]</text:span> <text:span text:style-name="T9">=</text:span> <text:span text:style-name="T5">new</text:span> BufferCell<text:span text:style-name="T9">()</text:span><text:span text:style-name="T6">;</text:span></text:p>
      <text:p text:style-name="P24"><text:s text:c="8"/><text:span text:style-name="T6">}</text:span></text:p>
      <text:p text:style-name="P24"><text:s text:c="4"/><text:span text:style-name="T6">}</text:span></text:p>
      <text:p text:style-name="P35"/>
      <text:p text:style-name="P24"><text:s text:c="4"/><text:span text:style-name="T5">public</text:span> <text:span text:style-name="T7">void</text:span> execute<text:span text:style-name="T9">(</text:span><text:span text:style-name="T7">int</text:span> i<text:span text:style-name="T9">,</text:span> <text:span text:style-name="T7">int</text:span> streamPriority<text:span text:style-name="T9">,</text:span> Function<text:span text:style-name="T9">&lt;</text:span><text:span text:style-name="T8">Integer</text:span><text:span text:style-name="T9">,</text:span> <text:span text:style-name="T8">Integer</text:span><text:span text:style-name="T9">&gt;</text:span> func<text:span text:style-name="T9">)</text:span> <text:span text:style-name="T6">{</text:span></text:p>
      <text:p text:style-name="P24"><text:s text:c="8"/>bufferCells<text:span text:style-name="T9">[</text:span>i<text:span text:style-name="T9">].</text:span>operateOn<text:span text:style-name="T9">(</text:span>streamPriority<text:span text:style-name="T9">,</text:span> func<text:span text:style-name="T9">)</text:span><text:span text:style-name="T6">;</text:span></text:p>
      <text:p text:style-name="P24"><text:s text:c="4"/><text:span text:style-name="T6">}</text:span></text:p>
      <text:p text:style-name="P35"/>
      <text:p text:style-name="P24"><text:s text:c="4"/><text:span text:style-name="T5">public</text:span> <text:span text:style-name="T7">int</text:span> get_size<text:span text:style-name="T9">()</text:span> <text:span text:style-name="T6">{</text:span></text:p>
      <text:p text:style-name="P24"><text:s text:c="8"/><text:span text:style-name="T5">return</text:span> _size<text:span text:style-name="T6">;</text:span></text:p>
      <text:p text:style-name="P24"><text:s text:c="4"/><text:span text:style-name="T6">}</text:span></text:p>
      <text:p text:style-name="P36">}</text:p>
      <text:p text:style-name="P8">Kod źródłowy 6. Implementacja bufora do przetwarzania potokowego.</text:p>
      <text:p text:style-name="P12">Teraz potrzebuję klasy reprezentującej wątek który realizuje zadania procesu przetwarzającego (w szczególności producent, konsument).</text:p>
      <text:p text:style-name="P29"><text:span text:style-name="T5">class</text:span> ProducerConsumer <text:span text:style-name="T5">extends</text:span> Thread <text:span text:style-name="T6">{</text:span></text:p>
      <text:p text:style-name="P24"><text:s text:c="4"/><text:span text:style-name="T5">private</text:span> <text:span text:style-name="T8">Buffer</text:span> _buf<text:span text:style-name="T6">;</text:span></text:p>
      <text:p text:style-name="P24"><text:s text:c="4"/><text:span text:style-name="T5">private</text:span> <text:span text:style-name="T7">int</text:span> streamPriority<text:span text:style-name="T6">;</text:span></text:p>
      <text:p text:style-name="P24"><text:s text:c="4"/><text:span text:style-name="T5">private</text:span> Function<text:span text:style-name="T9">&lt;</text:span><text:span text:style-name="T8">Integer</text:span><text:span text:style-name="T9">,</text:span> <text:span text:style-name="T8">Integer</text:span><text:span text:style-name="T9">&gt;</text:span> _func<text:span text:style-name="T6">;</text:span></text:p>
      <text:p text:style-name="P24"><text:s text:c="4"/><text:span text:style-name="T5">public</text:span> ProducerConsumer<text:span text:style-name="T9">(</text:span><text:span text:style-name="T8">Buffer</text:span> buf<text:span text:style-name="T9">,</text:span> <text:span text:style-name="T7">int</text:span> sp<text:span text:style-name="T9">,</text:span> Function<text:span text:style-name="T9">&lt;</text:span><text:span text:style-name="T8">Integer</text:span><text:span text:style-name="T9">,</text:span><text:span text:style-name="T8">Integer</text:span><text:span text:style-name="T9">&gt;</text:span> func<text:span text:style-name="T11">)</text:span><text:span text:style-name="T6">{</text:span></text:p>
      <text:p text:style-name="P24"><text:s text:c="8"/>_buf <text:span text:style-name="T9">=</text:span> buf<text:span text:style-name="T6">;</text:span></text:p>
      <text:p text:style-name="P24"><text:s text:c="8"/>streamPriority <text:span text:style-name="T9">=</text:span> sp<text:span text:style-name="T6">;</text:span></text:p>
      <text:p text:style-name="P24"><text:s text:c="8"/>_func <text:span text:style-name="T9">=</text:span> func<text:span text:style-name="T6">;</text:span></text:p>
      <text:p text:style-name="P24"><text:s text:c="4"/><text:span text:style-name="T6">}</text:span></text:p>
      <text:p text:style-name="P35"/>
      <text:p text:style-name="P24"><text:s text:c="4"/><text:span text:style-name="T5">public</text:span> <text:span text:style-name="T7">void</text:span> run<text:span text:style-name="T9">()</text:span> <text:span text:style-name="T6">{</text:span></text:p>
      <text:p text:style-name="P24"><text:s text:c="8"/><text:span text:style-name="T5">for</text:span> <text:span text:style-name="T9">(</text:span><text:span text:style-name="T7">int</text:span> i <text:span text:style-name="T9">=</text:span> <text:span text:style-name="T12">0</text:span><text:span text:style-name="T6">;</text:span> i <text:span text:style-name="T9">&lt;</text:span> _buf<text:span text:style-name="T9">.</text:span>get_size<text:span text:style-name="T9">()</text:span><text:span text:style-name="T6">;</text:span> <text:span text:style-name="T9">++</text:span>i<text:span text:style-name="T9">)</text:span> <text:span text:style-name="T6">{</text:span></text:p>
      <text:p text:style-name="P24"><text:s text:c="12"/>_buf<text:span text:style-name="T9">.</text:span>execute<text:span text:style-name="T9">(</text:span>i<text:span text:style-name="T9">,</text:span> streamPriority<text:span text:style-name="T9">,</text:span> _func<text:span text:style-name="T9">)</text:span><text:span text:style-name="T6">;</text:span></text:p>
      <text:p text:style-name="P24"><text:s text:c="8"/><text:span text:style-name="T6">}</text:span></text:p>
      <text:p text:style-name="P24"><text:s text:c="4"/><text:span text:style-name="T6">}</text:span></text:p>
      <text:p text:style-name="P36">}</text:p>
      <text:p text:style-name="P8">Kod źródłowy 7. Klasa wątku operującego na buforze.</text:p>
      <text:p text:style-name="P12">Na koniec implementacja metody main aby wystartować nasz program.</text:p>
      <text:p text:style-name="P33"><text:span text:style-name="T5">public</text:span> <text:span text:style-name="T5">class</text:span> Main <text:span text:style-name="T6">{</text:span></text:p>
      <text:p text:style-name="P24"><text:s text:c="4"/><text:span text:style-name="T5">public</text:span> <text:span text:style-name="T5">static</text:span> <text:span text:style-name="T7">void</text:span> main<text:span text:style-name="T9">(</text:span><text:span text:style-name="T8">String</text:span><text:span text:style-name="T9">[]</text:span> args<text:span text:style-name="T9">)</text:span> <text:span text:style-name="T6">{</text:span></text:p>
      <text:p text:style-name="P35"/>
      <text:p text:style-name="P24"><text:s text:c="8"/><text:span text:style-name="T8">Buffer</text:span> buffer <text:span text:style-name="T9">=</text:span> <text:span text:style-name="T5">new</text:span> <text:span text:style-name="T8">Buffer</text:span><text:span text:style-name="T9">(</text:span><text:span text:style-name="T12">100</text:span><text:span text:style-name="T9">)</text:span><text:span text:style-name="T6">;</text:span></text:p>
      <text:p text:style-name="P24"><text:s text:c="8"/><text:span text:style-name="T8">ArrayList</text:span><text:span text:style-name="T9">&lt;</text:span>Function<text:span text:style-name="T9">&lt;</text:span><text:span text:style-name="T8">Integer</text:span><text:span text:style-name="T9">,</text:span> <text:span text:style-name="T8">Integer</text:span><text:span text:style-name="T9">&gt;&gt;</text:span> functions <text:span text:style-name="T9">=</text:span> <text:span text:style-name="T5">new</text:span> <text:tab/><text:tab/><text:tab/><text:tab/><text:tab/><text:tab/><text:tab/><text:tab/><text:tab/><text:tab/><text:tab/><text:tab/><text:span text:style-name="T8">ArrayList</text:span><text:span text:style-name="T9">&lt;&gt;(</text:span><text:span text:style-name="T8">Arrays</text:span><text:span text:style-name="T9">.</text:span>asList<text:span text:style-name="T9">(</text:span></text:p>
      <text:p text:style-name="P24"><text:s text:c="12"/>x <text:span text:style-name="T9">-&gt;</text:span> <text:span text:style-name="T6">{</text:span></text:p>
      <text:p text:style-name="P24"><text:s text:c="16"/><text:span text:style-name="T8">Random</text:span> rn <text:span text:style-name="T9">=</text:span> <text:span text:style-name="T5">new</text:span> <text:span text:style-name="T8">Random</text:span><text:span text:style-name="T9">()</text:span><text:span text:style-name="T6">;</text:span></text:p>
      <text:p text:style-name="P24"><text:s text:c="16"/><text:span text:style-name="T7">int</text:span> randomNumber <text:span text:style-name="T9">=</text:span> rn<text:span text:style-name="T9">.</text:span>nextInt<text:span text:style-name="T9">(</text:span><text:span text:style-name="T12">100</text:span><text:span text:style-name="T9">)</text:span> <text:span text:style-name="T9">+</text:span> <text:span text:style-name="T12">1</text:span><text:span text:style-name="T6">;</text:span></text:p>
      <text:p text:style-name="P24"><text:s text:c="16"/><text:span text:style-name="T8">System</text:span><text:span text:style-name="T9">.</text:span>out<text:span text:style-name="T9">.</text:span>println<text:span text:style-name="T9">(</text:span><text:span text:style-name="T13">"Producing number: "</text:span> <text:span text:style-name="T9">+</text:span> randomNumber<text:span text:style-name="T9">)</text:span><text:span text:style-name="T6">;</text:span></text:p>
      <text:p text:style-name="P24"><text:s text:c="16"/><text:span text:style-name="T5">return</text:span> randomNumber<text:span text:style-name="T6">;</text:span></text:p>
      <text:p text:style-name="P24"><text:s text:c="12"/><text:span text:style-name="T6">}</text:span><text:span text:style-name="T9">,</text:span></text:p>
      <text:p text:style-name="P24"><text:s text:c="12"/>x <text:span text:style-name="T9">-&gt;</text:span> x <text:span text:style-name="T9">/</text:span> <text:span text:style-name="T12">2</text:span><text:span text:style-name="T9">,</text:span></text:p>
      <text:p text:style-name="P24"><text:soft-page-break/><text:s text:c="12"/>x <text:span text:style-name="T9">-&gt;</text:span> x <text:span text:style-name="T9">*</text:span> <text:span text:style-name="T12">5</text:span><text:span text:style-name="T9">,</text:span></text:p>
      <text:p text:style-name="P24"><text:s text:c="12"/>x <text:span text:style-name="T9">-&gt;</text:span> x <text:span text:style-name="T9">%</text:span> <text:span text:style-name="T12">13</text:span><text:span text:style-name="T9">,</text:span></text:p>
      <text:p text:style-name="P24"><text:s text:c="12"/>x <text:span text:style-name="T9">-&gt;</text:span> x <text:span text:style-name="T9">+</text:span> <text:span text:style-name="T12">2</text:span><text:span text:style-name="T9">,</text:span></text:p>
      <text:p text:style-name="P24"><text:s text:c="12"/>x <text:span text:style-name="T9">-&gt;</text:span> x <text:span text:style-name="T9">&lt;&lt;</text:span> <text:span text:style-name="T12">2</text:span><text:span text:style-name="T9">,</text:span></text:p>
      <text:p text:style-name="P24"><text:s text:c="12"/>x <text:span text:style-name="T9">-&gt;</text:span> <text:span text:style-name="T6">{</text:span></text:p>
      <text:p text:style-name="P24"><text:s text:c="16"/><text:span text:style-name="T8">System</text:span><text:span text:style-name="T9">.</text:span>out<text:span text:style-name="T9">.</text:span>println<text:span text:style-name="T9">(</text:span><text:span text:style-name="T13">"Consuming number: "</text:span> <text:span text:style-name="T9">+</text:span> x<text:span text:style-name="T9">)</text:span><text:span text:style-name="T6">;</text:span></text:p>
      <text:p text:style-name="P24"><text:s text:c="16"/><text:span text:style-name="T5">return</text:span> x<text:span text:style-name="T6">;</text:span></text:p>
      <text:p text:style-name="P24"><text:s text:c="12"/><text:span text:style-name="T6">}</text:span></text:p>
      <text:p text:style-name="P24"><text:s text:c="8"/><text:span text:style-name="T9">))</text:span><text:span text:style-name="T6">;</text:span></text:p>
      <text:p text:style-name="P24"><text:s text:c="8"/><text:span text:style-name="T7">int</text:span> countOfWorkers <text:span text:style-name="T9">=</text:span> functions<text:span text:style-name="T9">.</text:span>size<text:span text:style-name="T9">()</text:span><text:span text:style-name="T6">;</text:span></text:p>
      <text:p text:style-name="P24"><text:s text:c="8"/>ProducerConsumer<text:span text:style-name="T9">[]</text:span> workers <text:span text:style-name="T9">=</text:span> <text:span text:style-name="T5">new</text:span> ProducerConsumer<text:span text:style-name="T9">[</text:span>countOfWorkers<text:span text:style-name="T9">]</text:span><text:span text:style-name="T6">;</text:span></text:p>
      <text:p text:style-name="P35"/>
      <text:p text:style-name="P24"><text:s text:c="8"/><text:span text:style-name="T5">for</text:span><text:span text:style-name="T9">(</text:span><text:span text:style-name="T7">int</text:span> i <text:span text:style-name="T9">=</text:span> <text:span text:style-name="T12">0</text:span><text:span text:style-name="T6">;</text:span> i <text:span text:style-name="T9">&lt;</text:span> countOfWorkers<text:span text:style-name="T6">;</text:span> i<text:span text:style-name="T9">++)</text:span> <text:span text:style-name="T6">{</text:span></text:p>
      <text:p text:style-name="P24"><text:s text:c="12"/>workers<text:span text:style-name="T9">[</text:span>i<text:span text:style-name="T9">]</text:span> <text:span text:style-name="T9">=</text:span> <text:span text:style-name="T5">new</text:span> ProducerConsumer<text:span text:style-name="T9">(</text:span>buffer<text:span text:style-name="T9">,</text:span> i<text:span text:style-name="T9">,</text:span> functions<text:span text:style-name="T9">.</text:span>get<text:span text:style-name="T9">(</text:span>i<text:span text:style-name="T9">))</text:span><text:span text:style-name="T6">;</text:span></text:p>
      <text:p text:style-name="P24"><text:s text:c="12"/>workers<text:span text:style-name="T9">[</text:span>i<text:span text:style-name="T9">].</text:span>start<text:span text:style-name="T9">()</text:span><text:span text:style-name="T6">;</text:span></text:p>
      <text:p text:style-name="P24"><text:s text:c="8"/><text:span text:style-name="T6">}</text:span></text:p>
      <text:p text:style-name="P35"/>
      <text:p text:style-name="P24"><text:s text:c="8"/><text:span text:style-name="T5">try</text:span> <text:span text:style-name="T6">{</text:span></text:p>
      <text:p text:style-name="P24"><text:s text:c="12"/><text:span text:style-name="T5">for</text:span><text:span text:style-name="T9">(</text:span><text:span text:style-name="T7">int</text:span> i <text:span text:style-name="T9">=</text:span> <text:span text:style-name="T12">0</text:span><text:span text:style-name="T6">;</text:span> i <text:span text:style-name="T9">&lt;</text:span> countOfWorkers<text:span text:style-name="T6">;</text:span> i<text:span text:style-name="T9">++)</text:span> <text:span text:style-name="T6">{</text:span></text:p>
      <text:p text:style-name="P24"><text:s text:c="16"/>workers<text:span text:style-name="T9">[</text:span>i<text:span text:style-name="T9">].</text:span>join<text:span text:style-name="T9">()</text:span><text:span text:style-name="T6">;</text:span></text:p>
      <text:p text:style-name="P24"><text:s text:c="12"/><text:span text:style-name="T6">}</text:span></text:p>
      <text:p text:style-name="P24"><text:s text:c="8"/><text:span text:style-name="T6">}</text:span> <text:span text:style-name="T5">catch</text:span> <text:span text:style-name="T9">(</text:span><text:span text:style-name="T8">InterruptedException</text:span> e<text:span text:style-name="T9">)</text:span> <text:span text:style-name="T6">{</text:span></text:p>
      <text:p text:style-name="P24"><text:s text:c="12"/><text:span text:style-name="T8">System</text:span><text:span text:style-name="T9">.</text:span>out<text:span text:style-name="T9">.</text:span>println<text:span text:style-name="T9">(</text:span><text:span text:style-name="T13">"Ooops, something went wrong "</text:span> <text:span text:style-name="T9">+</text:span> e<text:span text:style-name="T9">.</text:span>getMessage<text:span text:style-name="T9">())</text:span><text:span text:style-name="T6">;</text:span></text:p>
      <text:p text:style-name="P24"><text:s text:c="8"/><text:span text:style-name="T6">}</text:span></text:p>
      <text:p text:style-name="P24"><text:s text:c="4"/><text:span text:style-name="T6">}</text:span></text:p>
      <text:p text:style-name="P36">}</text:p>
      <text:p text:style-name="P8">Kod źródłowy 8. Implmentacja main.</text:p>
      <text:p text:style-name="P12">Założeniem zadania było brak użycia kolejki fifo. Aby zagwarantować kolejność wykonywania zadań wprowadziłem priorytet (kolejności od 0 do N). Należy pamiętać, że jako pierwsza instrukcja, w tablicy funkcji powinna znaleźć się funkcja producenta, a ostatnia funkcja konsumenta.</text:p>
      <text:h text:style-name="P38" text:outline-level="2">Od czego zależy prędkość obróbki w tym systemie?</text:h>
      <text:p text:style-name="P18">Powyższa implementacja podatna jest na efekt konwoju. Jeżeli będzie jakaś funkcja, która będzie miała bardzo długi czas wykonania, to pozostałe procesy zdążą dogonić wolny proces i za każdym razem będą oczekiwały na zwolnienie monitora, aby same mogły zacząć pracę. Rozwiązaniem tego jest uszeregowanie procesów, tak aby szybsze operacje były wcześniej wykonywane (oczywiście w miarę możliwości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erdana" svg:font-family="Verdan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14:04:58.560922016</meta:creation-date>
    <meta:generator>LibreOffice/6.0.7.3$Linux_X86_64 LibreOffice_project/00m0$Build-3</meta:generator>
    <dc:date>2019-10-27T15:12:37.216187528</dc:date>
    <meta:editing-duration>PT14M2S</meta:editing-duration>
    <meta:editing-cycles>3</meta:editing-cycles>
    <meta:document-statistic meta:table-count="0" meta:image-count="0" meta:object-count="0" meta:page-count="7" meta:paragraph-count="283" meta:word-count="1332" meta:character-count="10800" meta:non-whitespace-character-count="7851"/>
  </office:meta>
</office:document-meta>
</file>